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/>
      <style:text-properties fo:font-size="22.5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7" style:family="paragraph" style:parent-style-name="Text_20_body">
      <style:paragraph-properties fo:margin-top="0cm" fo:margin-bottom="0cm" loext:contextual-spacing="false" fo:line-height="107%" fo:text-align="start" style:justify-single-word="false"/>
    </style:style>
    <style:style style:name="P8" style:family="paragraph" style:parent-style-name="Text_20_body">
      <style:paragraph-properties fo:margin-top="0cm" fo:margin-bottom="0cm" loext:contextual-spacing="false" fo:break-before="page"/>
      <style:text-properties fo:font-size="25pt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 fo:break-before="pag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-0.635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07%" fo:text-indent="-0.635cm" style:auto-text-indent="false"/>
    </style:style>
    <style:style style:name="P12" style:family="paragraph" style:parent-style-name="Text_20_body">
      <style:paragraph-properties fo:margin-top="0cm" fo:margin-bottom="0.499cm" loext:contextual-spacing="false"/>
    </style:style>
    <style:style style:name="P13" style:family="paragraph" style:parent-style-name="Text_20_body">
      <style:paragraph-properties fo:margin-left="0.635cm" fo:margin-right="0cm" fo:text-indent="-0.635cm" style:auto-text-indent="false"/>
    </style:style>
    <style:style style:name="P14" style:family="paragraph" style:parent-style-name="Text_20_body">
      <style:paragraph-properties fo:margin-left="1.397cm" fo:margin-right="0cm" fo:text-indent="-0.762cm" style:auto-text-indent="false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size="14pt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font-size="14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Guía de CString y Punteros.</text:span></text:p>
      <text:p text:style-name="P13">2.<text:span text:style-name="T2"> </text:span>Parte 2-Búsqueda:</text:p>
      <text:p text:style-name="P14">2.1.<text:span text:style-name="T2"> </text:span>Realice una función cstring que busca en la cadena la primera ocurrencia de un caracter (char) indicado.<text:line-break/>Nombre: char * cstring_StrChrSrch(const char *fuente, char letra);</text:p>
      <text:p text:style-name="P14">2.2.<text:span text:style-name="T2"> </text:span>Realice una función cstring Busca en la cadena la última ocurrencia de un caracter (char) indicado. <text:line-break/>Nombre: char * cstring_StrChrRSrch(const char *fuente, char letra);</text:p>
      <text:p text:style-name="P14">2.3.<text:span text:style-name="T2"> </text:span>Busca en una cadena la primera ocurrencia de cualquiera de los caracteres de otra cadena y retorna la posición de la misma. <text:line-break/>Nombre: int cstring_StrStrSrchPnt(const char *fuente, const char *mascara);</text:p>
      <text:p text:style-name="P14">2.4.<text:span text:style-name="T2"> </text:span>Busca en una cadena la primera ocurrencia de cualquiera de los caracteres de otra cadena y retorna un puntero a char con la subcadena formada desde esa posición. <text:line-break/>Nombre: char * cstring_StrStrSrchPntBrk(const char *fuente, const char *mascara);</text:p>
      <text:p text:style-name="P14">2.5.<text:span text:style-name="T2"> </text:span>Retorna el largo de la porción inicial de una cadena que está formada solamente por los caracteres presentes en otra. Ej: fuente; “hola pepe”; mascara; “ph lao”; resultado 6;<text:line-break/>Nombre: int cstring_StrStrSrchPntNr(const char *fuente, const char *mascara);</text:p>
      <text:p text:style-name="P14">2.6.<text:span text:style-name="T2"> </text:span>Busca una cadena dentro de otra cadena, retorna un puntero a la subcadena. <text:line-break/>Nombre: char *cstring_StrStrSrchStr(const char *fuente, const char *objetivo);</text:p>
      <text:p text:style-name="P14">2.7.<text:span text:style-name="T2"> </text:span>Divide una cadena en segmentos (o tokens) delimitados por los caracteres char que indiquemos. A medida que se llame a la función la fuente se modificará.<text:line-break/>Nombre: char *cstring_StrStrSrchStr(char *fuente, const char *delimitador);</text:p>
      <text:p text:style-name="P13"/>
      <text:p text:style-name="P15"><text:span text:style-name="T1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09.270190649</meta:creation-date>
    <dc:date>2018-05-27T20:06:36.556160675</dc:date>
    <meta:editing-duration>PT12M24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9" meta:word-count="222" meta:character-count="1500" meta:non-whitespace-character-count="1283"/>
  </office:meta>
</office:document-meta>
</file>